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ffice:annotation><dc:creator>chu.anh.tuan </dc:creator><dc:date>2013-10-10T08:56:04</dc:date><text:p text:style-name="P2"><text:span text:style-name="T1">Sai ý, xem kien</text:span></text:p></office:annotation>Edge Rails: PATCH là phương thức chính của HTTP mới được cập nhật.</text:h>
      <text:h text:style-name="Heading_20_2" text:outline-level="2">PATCH là gì?</text:h>
      <text:p text:style-name="Text_20_body"><text:span text:style-name="Source_20_Text">PUT</text:span> method trong HTTP là việc tạo ra hay thay thế một <text:span text:style-name="Source_20_Text">resource</text:span> tại một <text:span text:style-name="Source_20_Text">URL</text:span> nào đó. Trong ví dụ này giả sử bạn có nhiều file, nếu bạn upload 1 file vào S3 ở một <text:span text:style-name="Source_20_Text">URL</text:span> nào đó, bạn muốn hoặc là tạo ra một file tại <text:span text:style-name="Source_20_Text">URL</text:span> đó hoặc là thay thế một file đã tồn tại. Đó là <text:span text:style-name="Source_20_Text">PUT</text:span>.<text:line-break/>Bây giờ hãy giả sử rằng có một ứng dụng web có một model <text:span text:style-name="Source_20_Text">Invoice</text:span> với <office:annotation><dc:creator>chu.anh.tuan </dc:creator><dc:date>2013-10-10T09:00:53</dc:date><text:p text:style-name="P2"><text:span text:style-name="T1">một cờ trạng thái paid</text:span></text:p></office:annotation><text:span text:style-name="Source_20_Text">paid</text:span> một cờ trạng thái chỉ ra rằng khi nào thì hóa đơn (<text:span text:style-name="Source_20_Text">invoice</text:span>) đã được thanh toán (<text:span text:style-name="Source_20_Text">paid</text:span> là một trường trong db). Làm thế nào để có thể gán (cập nhật) cờ <text:span text:style-name="Source_20_Text">paid</text:span> theo cách <text:span text:style-name="Source_20_Text">RESTful</text:span>? Submit <text:span text:style-name="Source_20_Text">paid=1</text:span> thông qua phương thức <text:span text:style-name="Source_20_Text">PUT</text:span> <text:span text:style-name="Source_20_Text">/invoices/:id</text:span> không phù hợp với HTTP về mặt ngữ nghĩa bởi vì request <office:annotation><dc:creator>chu.anh.tuan </dc:creator><dc:date>2013-10-10T09:18:54</dc:date><text:p text:style-name="P2"><text:span text:style-name="T1">Không, ở đây có nghĩa là vì PUT yêu cầu full representation, nhưng ở đây ta chỉ gửi mỗi thông tin paid, nên không thể sử dụng để replace được</text:span></text:p></office:annotation>không thể gửi một <text:span text:style-name="Source_20_Text">complete representation</text:span> của <text:span text:style-name="Source_20_Text">invoice</text:span> cho việc thay thế <text:span text:style-name="Source_20_Text">resource</text:span>. <text:line-break/>Nhưng <office:annotation><dc:creator>chu.anh.tuan </dc:creator><dc:date>2013-10-10T09:07:45</dc:date><text:p text:style-name="P2"><text:span text:style-name="T1">ràng buộc hoặc giới hạn</text:span></text:p></office:annotation>hạn chế của các phương thức <text:span text:style-name="Source_20_Text">GET</text:span>, <text:span text:style-name="Source_20_Text">POST</text:span>, <text:span text:style-name="Source_20_Text">PUT</text:span>, <text:span text:style-name="Source_20_Text">DELETE</text:span>. <office:annotation><dc:creator>chu.anh.tuan </dc:creator><dc:date>2013-10-10T09:08:43</dc:date><text:p text:style-name="P2"><text:span text:style-name="T1">Ý của đoạn này là định nghĩa paid flag thành một resource riêng, và là một phần của invoice</text:span></text:p></office:annotation>Câu trả lời truyền thống là định nghĩa <text:span text:style-name="Source_20_Text">paid flag</text:span> của <text:span text:style-name="Source_20_Text">invoice</text:span> để <text:span text:style-name="Source_20_Text">resource</text:span> là chính nó.<office:annotation><dc:creator>chu.anh.tuan </dc:creator><dc:date>2013-10-10T09:11:28</dc:date><text:p text:style-name="P2"><text:span text:style-name="T1">Bạn định nghĩa một rout để có thể PUT paid=0 tới /invoices/:id/paid</text:span></text:p></office:annotation> Bạn có thể định nghĩa một route với phương thức <text:span text:style-name="Source_20_Text">PUT paid=1</text:span> <text:span text:style-name="Source_20_Text">/invoices/:id/paid</text:span>. Bạn làm được điều này bởi vì <text:span text:style-name="Source_20_Text">PUT</text:span> không cho phép cập nhật từng phần vào <text:span text:style-name="Source_20_Text">resource</text:span>. <text:line-break/>Bây giờ hãy nghĩ về một <text:span text:style-name="Source_20_Text">form edit</text:span> <office:annotation><dc:creator>chu.anh.tuan </dc:creator><dc:date>2013-10-10T09:13:08</dc:date><text:p text:style-name="P2"><text:span text:style-name="T1">thường dùng</text:span></text:p></office:annotation>thông thường trong ứng dụng Ruby On Rails <office:annotation><dc:creator>chu.anh.tuan </dc:creator><dc:date>2013-10-10T09:13:24</dc:date><text:p text:style-name="P2"><text:span text:style-name="T1">thông thường</text:span></text:p></office:annotation>. Bao nhiêu lần chúng ta gửi một <text:span text:style-name="Source_20_Text">complete representation</text:span> cho việc thay thế? Không thường xuyên, có lẽ chúng ta thậm chí có thể nói rằng việc đó hiếm trong thực tiễn. Ví dụ quy ước <text:span text:style-name="Source_20_Text">created_at</text:span> và <text:span text:style-name="Source_20_Text">updated_at</text:span> <text:span text:style-name="Source_20_Text">timestamps</text:span> thông thường không thể được gán bởi người dùng cuối. Thông qua đó, chúng thường được coi là thuộc về <text:span text:style-name="Source_20_Text">representation của resource</text:span> ( <text:span text:style-name="Source_20_Text">representation</text:span> có thể hiểu là một dạng <office:annotation><dc:creator>chu.anh.tuan </dc:creator><dc:date>2013-10-10T09:21:56</dc:date><text:p text:style-name="P2"><text:span text:style-name="T1">biểu diễn</text:span></text:p></office:annotation>dữ liệu của <text:span text:style-name="Source_20_Text">resource</text:span> ví dụ như json, csv, html...) mà nó sẽ được ánh xạ vào bản ghi trong cơ sở dữ liệu. <text:line-break/>Thêm vào đó PUT là một phương thức <text:span text:style-name="Source_20_Text">idempotent</text:span>. Bạn có thể gửi lại request nhiều lần như bạn muốn và lấy về cùng một <text:span text:style-name="Source_20_Text">resource</text:span>, <office:annotation><dc:creator>chu.anh.tuan </dc:creator><dc:date>2013-10-10T09:32:29</dc:date><text:p text:style-name="P2"><text:span text:style-name="T1">sai ý</text:span></text:p></office:annotation>có một vài thứ đôi khi vi phạm các ngữ nghĩa thông thường cho việc tạo một <text:span text:style-name="Source_20_Text">resource</text:span> con sử dụng <text:span text:style-name="Source_20_Text">nested attribuets</text:span> trong khi cập nhật <text:span text:style-name="Source_20_Text">resource</text:span> cha. Về mặt lý thuyết không có gì có thể ngăn chặn <text:span text:style-name="Source_20_Text">PUT</text:span> update partial, nhưng khi HTTP đã được tiêu chuẩn hóa việc thay thế <text:span text:style-name="Source_20_Text">resource</text:span> đã được triển khai. <text:line-break/>Chính vì lý do đó, PATCH method ra đời năm 1995 và đã được tiêu chuẩn hóa sau đó. PATCH là một method không an toàn, hay không <text:span text:style-name="Source_20_Text">idempotent</text:span>, và cho phép update <text:span text:style-name="Source_20_Text">full</text:span> hoặc <text:span text:style-name="Source_20_Text">partial</text:span> và <text:span text:style-name="Source_20_Text">side-effects</text:span> trên các <text:span text:style-name="Source_20_Text">resource</text:span> khác. <text:line-break/><office:annotation><dc:creator>chu.anh.tuan </dc:creator><dc:date>2013-10-10T10:00:12</dc:date><text:p text:style-name="P2"><text:span text:style-name="T1">đoạn này dịch thiếu từ nhưng đúng ý</text:span></text:p></office:annotation>Trong thực tế bạn cũng có thể thấy, PATCH ngày càng phù hợp với chương trình web và cách thức tốt hơn so với <text:span text:style-name="Source_20_Text">PUT</text:span> cho việc update <text:span text:style-name="Source_20_Text">resource</text:span>. Trong Ruby on Rails PATCH được dùng trong <text:span text:style-name="Source_20_Text">update_attributes</text:span> cho việc update record. <text:line-break/>Do đó, PATCH trở thành một phương thức quan trọng trong Ruby on Rails 4.0.</text:p>
      <text:h text:style-name="Heading_20_2" text:outline-level="2">Routing</text:h>
      <text:p text:style-name="Text_20_body">Đây là một sự thay đổi quan trọng nhưng chúng ta có kế hoạch để nó tương thích ngược trở lại. Khi một <text:span text:style-name="Source_20_Text">resource</text:span> được khai báo trong <text:span text:style-name="Source_20_Text">config/routes.rb</text:span> ví dụ </text:p>
      <text:p text:style-name="P1">resources :users</text:p>
      <text:p text:style-name="Text_20_body">Action trong <text:span text:style-name="Source_20_Text">UsersController</text:span> vẫn là <text:span text:style-name="Source_20_Text">update</text:span> ( rails 4) Gửi một <text:span text:style-name="Source_20_Text">PUT</text:span> request tới <text:span text:style-name="Source_20_Text">/uers/:id</text:span> trong Rails 4 routes sẽ trỏ tới update. Trong rails 4.0 routes cũng gọi PATCH method khi request <text:soft-page-break/><text:span text:style-name="Source_20_Text">/users/:id</text:span> tới action <text:span text:style-name="Source_20_Text">update</text:span> Vậy trong rails 4 hỗ trợ cả PATCH và <text:span text:style-name="Source_20_Text">PUT</text:span> cho việc update</text:p>
      <text:h text:style-name="Heading_20_2" text:outline-level="2">Form</text:h>
      <text:p text:style-name="Text_20_body">Form of persisted <text:span text:style-name="Source_20_Text">resources</text:span></text:p>
      <text:p text:style-name="P1">form_for @user</text:p>
      <text:p text:style-name="Text_20_body">Lấy một “patch” trong hidden_field “_method”. </text:p>
      <text:p text:style-name="P1">&lt;input type="hidden" value="patch" name="_method"&gt;&lt;/input&gt;</text:p>
      <text:p text:style-name="Text_20_body"><text:span text:style-name="Source_20_Text">RFC</text:span> cố ý làm mập mờ về cách thức để <office:annotation><dc:creator>chu.anh.tuan </dc:creator><dc:date>2013-10-10T10:06:40</dc:date><text:p text:style-name="P2"><text:span text:style-name="T1">đây là động từm cần được dịch là mô tả</text:span></text:p></office:annotation><text:span text:style-name="Source_20_Text">represent</text:span> cho những thay đổi trong PATCH request. Submit một form hợp lệ, <office:annotation><dc:creator>chu.anh.tuan </dc:creator><dc:date>2013-10-10T10:10:10</dc:date><text:p text:style-name="P2"><text:span text:style-name="T1">sai ý</text:span></text:p></office:annotation>client và server chỉ đơn giản là phải đồng ý cách thức chấp nhận update <text:span text:style-name="Source_20_Text">resource</text:span> Tôi xin nhấn mạnh rằng hack "_method" là một cách giải quyết cho những giới hạn trong các trình duyệt web. <office:annotation><dc:creator>chu.anh.tuan </dc:creator><dc:date>2013-10-10T10:14:40</dc:date><text:p text:style-name="P2"><text:span text:style-name="T1">dịch sai ý, routes trong trường hợp này là động từ cần được dịch là định tuyến lại</text:span></text:p></office:annotation>Như bạn có thể biết các <text:span text:style-name="Source_20_Text">routes</text:span> thực sự trong các phương thức của HTTP . Đó là, <text:span text:style-name="Source_20_Text">PUT</text:span>, <text:span text:style-name="Source_20_Text">DELETE</text:span>, và bây giờ, PATCH request được chuyển đến action tương ứng.</text:p>
      <text:h text:style-name="Heading_20_2" text:outline-level="2">General availability</text:h>
      <text:p text:style-name="Text_20_body"><office:annotation><dc:creator>chu.anh.tuan </dc:creator><dc:date>2013-10-10T10:23:55</dc:date><text:p text:style-name="P2"><text:span text:style-name="T1">Patch request có thể sử dụng được ở mọi nơi mà các method còn lại có thể sử dụng được</text:span></text:p></office:annotation>PATCH request khả dụng trong tất cả phần còn lại của methods hiện nay. Có một <text:span text:style-name="Source_20_Text">macro</text:span> cho các <text:span text:style-name="Source_20_Text">routes DSL</text:span>,<text:span text:style-name="Source_20_Text">:via</text:span> <office:annotation><dc:creator>chu.anh.tuan </dc:creator><dc:date>2013-10-10T10:26:04</dc:date><text:p text:style-name="P2"><text:span text:style-name="T1">remove</text:span></text:p></office:annotation>thông qua hiểu được symbol :path. <office:annotation><dc:creator>chu.anh.tuan </dc:creator><dc:date>2013-10-10T10:26:26</dc:date><text:p text:style-name="P2"><text:span text:style-name="T1">không nên dịch</text:span></text:p></office:annotation>Kiểm tra có thể đưa ra PATCH request, các đối tượng yêu cầu phản hồi lại PATCH?, Vv Xin vui lòng xem các commit ban đầu để biết chi tiết (với một followup quan trọng ở đây).</text:p>
      <text:h text:style-name="Heading_20_2" text:outline-level="2">Web server của tôi sẽ hiểu PATCH?</text:h>
      <text:p text:style-name="Text_20_body">Vâng nó có thể, tôi đã cố gắng thử Apache, nginx, Phusion Passenger, Unicorn, Thin, and WEBrick, chúng đều hiểu được PATCH request <office:annotation><dc:creator>chu.anh.tuan </dc:creator><dc:date>2013-10-10T10:29:39</dc:date><text:p text:style-name="P2"><text:span text:style-name="T1">sai ý</text:span></text:p></office:annotation>Ngoài ra HTTP client nên đưa chung ra một PATCH request. ví dụ: </text:p>
      <text:p text:style-name="P1">curl -d'user[name]=wadus' -X PATCH http://localhost:3000/users/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3"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Lohit Hindi1" style:font-size-complex="10pt"/>
    </style:style>
    <style:style style:name="Source_20_Text" style:display-name="Source Text" style:family="text">
      <style:text-properties style:font-name="DejaVu Sans Mono" style:font-name-asian="WenQuanYi Micro Hei2"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h.tuan </meta:initial-creator>
    <meta:creation-date>2013-10-10T08:53:08</meta:creation-date>
    <dc:date>2013-10-10T10:29:42</dc:date>
    <dc:creator>chu.anh.tuan </dc:creator>
    <meta:editing-duration>PT1H36M22S</meta:editing-duration>
    <meta:editing-cycles>18</meta:editing-cycles>
    <meta:generator>LibreOffice/3.5$Linux_X86_64 LibreOffice_project/350m1$Build-2</meta:generator>
    <meta:document-statistic meta:table-count="0" meta:image-count="0" meta:object-count="0" meta:page-count="2" meta:paragraph-count="18" meta:word-count="844" meta:character-count="4282" meta:non-whitespace-character-count="3465"/>
  </office:meta>
</office:document-meta>
</file>